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fo:font-weight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Symbol" fo:font-size="10pt"/>
    </style:style>
    <style:style style:name="T9" style:family="text">
      <style:text-properties fo:font-variant="normal" fo:text-transform="none" fo:color="#000000"/>
    </style:style>
    <style:style style:name="T10" style:family="text">
      <style:text-properties fo:font-variant="normal" fo:text-transform="none" fo:color="#000000" style:font-name="Symbol" fo:font-size="10pt"/>
    </style:style>
    <style:style style:name="T11" style:family="text">
      <style:text-properties fo:font-variant="normal" fo:text-transform="none" fo:color="#000000" fo:font-size="10pt"/>
    </style:style>
    <style:style style:name="T12" style:family="text">
      <style:text-properties fo:font-variant="normal" fo:text-transform="none" fo:font-size="10pt"/>
    </style:style>
    <style:style style:name="T13" style:family="text">
      <style:text-properties style:font-name="Symbol" fo:font-size="10pt"/>
    </style:style>
    <style:style style:name="T14" style:family="text">
      <style:text-properties fo:font-size="10pt"/>
    </style:style>
    <style:style style:name="T15" style:family="text">
      <style:text-properties fo:color="#000000"/>
    </style:style>
    <style:style style:name="T16" style:family="text">
      <style:text-properties fo:color="#000000" fo:font-style="italic"/>
    </style:style>
    <style:style style:name="T17" style:family="text">
      <style:text-properties fo:color="#000000" style:font-name="Symbol" fo:font-size="10pt"/>
    </style:style>
    <style:style style:name="T18" style:family="text">
      <style:text-properties fo:color="#000000" fo:font-size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images/0636.png" xlink:type="simple" xlink:show="embed" xlink:actuate="onLoad"/></draw:frame></text:p>
          </table:table-cell>
          <table:table-cell table:style-name="Table1.B1" office:value-type="string">
            <text:h text:style-name="P6" text:outline-level="1">Гидроусилител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8cm" svg:height="1.06cm" draw:z-index="1"><draw:image xlink:href="../images/0636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гидроусилителя (ГУ) как звена второго порядка с симметричными ограничениями по выходной координате и ее производной (скорости). Применяется как простая модель внешних характеристик сервомеханизмов с исполнительными устройствами и другого принципа действия. </text:p>
            <text:p text:style-name="P4">Блок имеет <text:span text:style-name="T1">1</text:span> входной порт и <text:span text:style-name="T1">2 </text:span>выходных порта. </text:p>
            <text:p text:style-name="P4">На <text:span text:style-name="T2">входной порт</text:span> подается сигнал, соответствующий управляющему воздействию <text:span text:style-name="T4">y.</text:span></text:p>
            <text:p text:style-name="P4"><text:span text:style-name="T2">Выходные порты</text:span>:</text:p>
            <text:p text:style-name="P4">На 1-ом выходном порте формируется сигнал, соответствующий скорости <text:span text:style-name="T4">V</text:span>;</text:p>
            <text:p text:style-name="P4">На 2-ом выходном порте формируется сигнал, соответствующий выходной координате <text:span text:style-name="T4">X</text:span>.</text:p>
            <text:p text:style-name="P4"><text:span text:style-name="T2">Свойства</text:span>:</text:p>
            <text:list xml:id="list6032709607564835933" text:style-name="L1">
              <text:list-item>
                <text:p text:style-name="P5"><text:span text:style-name="T5">Максимальное значение управляющего воздействия</text:span><text:span text:style-name="T16"> </text:span><text:span text:style-name="T4">ymax</text:span>;</text:p>
              </text:list-item>
              <text:list-item>
                <text:p text:style-name="P5"><text:span text:style-name="T5">Максимальное значение скорости</text:span> <text:span text:style-name="T4">Vmax</text:span> (насыщение), рад/с;</text:p>
              </text:list-item>
              <text:list-item>
                <text:p text:style-name="P5"><text:span text:style-name="T3">M</text:span><text:span text:style-name="T5">аксимальное абсолютное значение выходной координаты </text:span><text:span text:style-name="T4">Xmax</text:span> (жесткие упоры, расположенные симметрично относительно нейтрального положения), рад;</text:p>
              </text:list-item>
              <text:list-item>
                <text:p text:style-name="P5"><text:span text:style-name="T5">Передаточный коэффициент момента нагрузки </text:span><text:span text:style-name="T4">k</text:span>;</text:p>
              </text:list-item>
              <text:list-item>
                <text:p text:style-name="P5"><text:span text:style-name="T5">Постоянную</text:span> <text:span text:style-name="T5">времени</text:span><text:span text:style-name="T15">, с;</text:span></text:p>
              </text:list-item>
              <text:list-item>
                <text:p text:style-name="P5"><text:span text:style-name="T5">Коэффициент относительного затухания </text:span><text:span text:style-name="T4">dzt</text:span> ;</text:p>
              </text:list-item>
              <text:list-item>
                <text:p text:style-name="P5"><text:span text:style-name="T5">Начальное значение скорости </text:span><text:span text:style-name="T4">V</text:span><text:span text:style-name="T6">0</text:span> (обычно нулевое), рад/с;</text:p>
              </text:list-item>
              <text:list-item>
                <text:p text:style-name="P5"><text:span text:style-name="T5">Начальное значение выходной координаты</text:span> <text:span text:style-name="T4">X</text:span><text:span text:style-name="T6">0</text:span> (обычно нулевое), рад.</text:p>
              </text:list-item>
            </text:list>
            <text:p text:style-name="P4"><text:soft-page-break/><text:span text:style-name="T2">Примечания</text:span>: </text:p>
            <text:p text:style-name="P4">1. Если какие-то именованные параметры математической модели в процессе моделирования изменяются, то в <text:span text:style-name="T6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дроусилитель</dc:title>
    <dc:date>2014-12-09T23:35:35.09</dc:date>
    <meta:generator>OpenOffice/4.1.1$Win32 OpenOffice.org_project/411m6$Build-9775</meta:generator>
    <meta:editing-duration>PT3H7M38S</meta:editing-duration>
    <meta:editing-cycles>86</meta:editing-cycles>
    <meta:print-date>2011-11-10T16:21:48.35</meta:print-date>
    <meta:document-statistic meta:table-count="1" meta:image-count="2" meta:object-count="0" meta:page-count="2" meta:paragraph-count="22" meta:word-count="156" meta:character-count="1317"/>
    <meta:user-defined meta:name="Поле 1"/>
    <meta:user-defined meta:name="Поле 2"/>
    <meta:user-defined meta:name="Поле 3"/>
    <meta:user-defined meta:name="Поле 4"/>
  </office:meta>
</office:document-meta>
</file>